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5aa2" officeooo:paragraph-rsid="00155aa2"/>
    </style:style>
    <style:style style:name="P2" style:family="paragraph" style:parent-style-name="Standard">
      <style:text-properties officeooo:rsid="00155aa2" officeooo:paragraph-rsid="0016fbeb"/>
    </style:style>
    <style:style style:name="P3" style:family="paragraph" style:parent-style-name="Standard">
      <style:text-properties officeooo:rsid="0016fbeb" officeooo:paragraph-rsid="0016fbeb"/>
    </style:style>
    <style:style style:name="P4" style:family="paragraph" style:parent-style-name="Standard">
      <style:text-properties officeooo:rsid="0018da29" officeooo:paragraph-rsid="0018da29"/>
    </style:style>
    <style:style style:name="P5" style:family="paragraph" style:parent-style-name="Standard">
      <style:text-properties style:text-underline-style="solid" style:text-underline-width="auto" style:text-underline-color="font-color" officeooo:rsid="001b969d" officeooo:paragraph-rsid="001b969d"/>
    </style:style>
    <style:style style:name="P6" style:family="paragraph" style:parent-style-name="Standard">
      <style:text-properties fo:font-weight="bold" officeooo:rsid="00155aa2" officeooo:paragraph-rsid="00155aa2" style:font-weight-asian="bold" style:font-weight-complex="bold"/>
    </style:style>
    <style:style style:name="P7" style:family="paragraph" style:parent-style-name="Standard">
      <style:text-properties fo:font-weight="bold" officeooo:rsid="0016fbeb" officeooo:paragraph-rsid="0016fbeb" style:font-weight-asian="bold" style:font-weight-complex="bold"/>
    </style:style>
    <style:style style:name="P8" style:family="paragraph" style:parent-style-name="Standard">
      <style:paragraph-properties fo:margin-top="0in" fo:margin-bottom="0in" loext:contextual-spacing="false"/>
      <style:text-properties officeooo:rsid="0018da29" officeooo:paragraph-rsid="001b969d"/>
    </style:style>
    <style:style style:name="P9" style:family="paragraph" style:parent-style-name="Standard">
      <style:paragraph-properties fo:margin-top="0in" fo:margin-bottom="0in" loext:contextual-spacing="false"/>
      <style:text-properties officeooo:paragraph-rsid="001b969d"/>
    </style:style>
    <style:style style:name="P10" style:family="paragraph" style:parent-style-name="Standard">
      <style:paragraph-properties fo:margin-top="0in" fo:margin-bottom="0in" loext:contextual-spacing="false"/>
      <style:text-properties fo:font-weight="bold" officeooo:paragraph-rsid="001b969d" style:font-weight-asian="bold" style:font-weight-complex="bold"/>
    </style:style>
    <style:style style:name="P11" style:family="paragraph" style:parent-style-name="Standard">
      <style:paragraph-properties fo:margin-top="0in" fo:margin-bottom="0in" loext:contextual-spacing="false"/>
      <style:text-properties officeooo:rsid="001b969d" officeooo:paragraph-rsid="001b969d"/>
    </style:style>
    <style:style style:name="P12" style:family="paragraph" style:parent-style-name="Standard">
      <style:paragraph-properties fo:margin-top="0in" fo:margin-bottom="0in" loext:contextual-spacing="false"/>
      <style:text-properties officeooo:rsid="001eb150" officeooo:paragraph-rsid="001eb150"/>
    </style:style>
    <style:style style:name="P13" style:family="paragraph" style:parent-style-name="Standard">
      <style:paragraph-properties fo:margin-top="0in" fo:margin-bottom="0in" loext:contextual-spacing="false"/>
      <style:text-properties officeooo:paragraph-rsid="001eb150"/>
    </style:style>
    <style:style style:name="P14" style:family="paragraph" style:parent-style-name="Standard">
      <style:paragraph-properties fo:margin-top="0in" fo:margin-bottom="0in" loext:contextual-spacing="false"/>
      <style:text-properties style:text-underline-style="solid" style:text-underline-width="auto" style:text-underline-color="font-color" officeooo:rsid="001eb150" officeooo:paragraph-rsid="001eb150"/>
    </style:style>
    <style:style style:name="P15" style:family="paragraph" style:parent-style-name="Standard" style:master-page-name="Standard">
      <style:paragraph-properties fo:margin-top="0in" fo:margin-bottom="0in" loext:contextual-spacing="false" style:page-number="1"/>
      <style:text-properties officeooo:rsid="001b969d" officeooo:paragraph-rsid="001b969d"/>
    </style:style>
    <style:style style:name="T1" style:family="text">
      <style:text-properties officeooo:rsid="0016fbeb"/>
    </style:style>
    <style:style style:name="T2" style:family="text">
      <style:text-properties officeooo:rsid="0018da29"/>
    </style:style>
    <style:style style:name="T3" style:family="text">
      <style:text-properties officeooo:rsid="0019e3c0"/>
    </style:style>
    <style:style style:name="T4" style:family="text">
      <style:text-properties style:text-underline-style="solid" style:text-underline-width="auto" style:text-underline-color="font-color"/>
    </style:style>
    <style:style style:name="T5" style:family="text">
      <style:text-properties fo:color="#1a1818" fo:background-color="#ffffff"/>
    </style:style>
    <style:style style:name="T6" style:family="text">
      <style:text-properties fo:color="#1a1818" style:text-position="super 58%"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storique du BMS de E7 à E10</text:p>
      <text:p text:style-name="P5"/>
      <text:p text:style-name="P6">Éclipse 7</text:p>
      <text:p text:style-name="P1">BMS fait par l’équipe sous forme maître/esclave basé sur le LTC6802. Il n’offrait pas de SOC. L’équipe participe à la World Solar Challenge <text:span text:style-name="T1">2011.</text:span></text:p>
      <text:p text:style-name="P1"/>
      <text:p text:style-name="P6">Éclipse 8</text:p>
      <text:p text:style-name="P2">BMS qui reprend le desgin d’Éclipse 7 mais qui ajoute la fonction de SOC. L’équipe participe à la World Solar Challenge <text:span text:style-name="T1">2013.</text:span></text:p>
      <text:p text:style-name="P1"/>
      <text:p text:style-name="P6">Éclipse 8.1</text:p>
      <text:p text:style-name="P1">L’équipe se prépare pour l’American Solar Challenge <text:span text:style-name="T1">2014</text:span>, une compétition <text:span text:style-name="T1">beaucoup plus sévère sur l’aspect sécurité. Le BMS utilisé par Éclipse 8 offrait une certaine protection, mais en dehors des limites acceptées par la ASC. Un redesign majeur aurait été nécessaire et la main d’oeuvre et le temps manquaient. L’équipe décide donc d’investir dans un BMS commercial. Celui-ci offre toutes la précision et les fonctionnalités nécessaires, sauf la protection de courant trop élevé qui est implémenté sur le module d’alimentation du véhicule.</text:span></text:p>
      <text:p text:style-name="P1"/>
      <text:p text:style-name="P7">Éclipse 9</text:p>
      <text:p text:style-name="P3">Lors du retour de compétition d’Éclipse 8.1, un incident pendant le transport endommage la batterie ainsi que le BMS. Le manufacturier du BMS n’en fabrique plus et les pièces de rechange sont impossible à avoir. L’équipe, encore en manque de main d’oeuvre, décide d’acheter de nouveau un BMS commercial. L’équipe participe à l’American Solar Challenge 2016. <text:span text:style-name="T2">Le test de sécurité du BMS leur donne du fil à retorde. Certaines manipulations sont difficiles à exécuter sur le BMS commercial utilisé.</text:span></text:p>
      <text:p text:style-name="P3"/>
      <text:p text:style-name="P7">Éclipse 10</text:p>
      <text:p text:style-name="P4">Trois membres du club en fin de BAC décide de concevoir et de réaliser un nouveau BMS assez solide pour la ASC 2018, qui facilitera les manipulations pour les tests de sécurité et qui offrira toute la flexibilité voulu étant donné que le code source sera modifiable contrairement à une solution commerciale. De plus, <text:span text:style-name="T3">ce projet est en ligne avec la philosophie du club qu’est de concevoir et de réaliser le plus de circuits possibles par soi-même.</text:span></text:p>
      <text:p text:style-name="P4"/>
      <text:p text:style-name="P15"><text:span text:style-name="T4">Historique des IC utilisés pour E7/E8</text:span></text:p>
      <text:p text:style-name="P11"><text:span text:style-name="T4"/></text:p>
      <text:p text:style-name="P10">Éclipse 7</text:p>
      <text:p text:style-name="P9">Puppets V1 <text:s text:c="3"/>: ATTINY84-20SSU</text:p>
      <text:p text:style-name="P9">Puppets V2 <text:s text:c="3"/>: LTC6802-1</text:p>
      <text:p text:style-name="P9">Puppets V2.1 : LTC6802-1</text:p>
      <text:p text:style-name="P9">Puppets V3 <text:s text:c="3"/>: LTC6802-2</text:p>
      <text:p text:style-name="P9">Puppets V4 <text:s text:c="3"/>: LTC6803-4</text:p>
      <text:p text:style-name="P9"><text:s/></text:p>
      <text:p text:style-name="P10">Éclipse 8</text:p>
      <text:p text:style-name="P9">Puppets V5 <text:s text:c="2"/>: LTC6803-4</text:p>
      <text:p text:style-name="P9">Puppets V6 <text:s text:c="2"/>: LTC6802-2</text:p>
      <text:p text:style-name="P8">Puppets V7 <text:s text:c="2"/>: LTC6802-2</text:p>
      <text:p text:style-name="P8"/>
      <text:p text:style-name="P8"/>
      <text:p text:style-name="P14">Information sur les LTC</text:p>
      <text:p text:style-name="P12"/>
      <text:p text:style-name="P13"><text:span text:style-name="T5">The LTC6803-2 connects the bottom of the stack to V</text:span><text:span text:style-name="T6">–</text:span><text:span text:style-name="T5"> internally. It is pin compatible with the LTC6802-2, providing a drop-in upgrade. The LTC6803-4 separates the bottom of the stack from V</text:span><text:span text:style-name="T6">–</text:span><text:span text:style-name="T5">, improving cell 1 measurement accuracy.</text:span></text:p>
      <text:p text:style-name="P13"/>
      <text:p text:style-name="P13">Pour le nouveau LTC6804, il y a 2 modèles. Le LTC6804-1 qui est l’équivalent du LCT6803-3 et le LTC6804-2 qui est l’équivalent du LTC6804-4. Il n’y a plus de modèle sans « isolated V- ».</text:p>
      <text:p text:style-name="P13"/>
      <text:p text:style-name="P13">Demo Board pour le LTC6804-2 : DC1942C (150$)</text:p>
      <text:p text:style-name="P12">On peut l’interfacer avec un autre board qui se branche sur un PC par USB, le DC590 (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5T13:57:43.304429779</meta:creation-date>
    <dc:date>2017-10-23T10:10:49.087195124</dc:date>
    <meta:editing-duration>PT17M28S</meta:editing-duration>
    <meta:editing-cycles>3</meta:editing-cycles>
    <meta:generator>LibreOffice/5.1.6.2$Linux_X86_64 LibreOffice_project/10m0$Build-2</meta:generator>
    <meta:document-statistic meta:table-count="0" meta:image-count="0" meta:object-count="0" meta:page-count="3" meta:paragraph-count="28" meta:word-count="446" meta:character-count="2661" meta:non-whitespace-character-count="2224"/>
  </office:meta>
</office:document-meta>
</file>